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626"/>
    </style:style>
    <style:style style:name="P2" style:family="paragraph" style:parent-style-name="Standard">
      <style:text-properties officeooo:rsid="001a366d" officeooo:paragraph-rsid="001a36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6d" officeooo:paragraph-rsid="001a36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84e" officeooo:paragraph-rsid="001ba84e" style:font-weight-asian="bold" style:font-weight-complex="bold"/>
    </style:style>
    <style:style style:name="P5" style:family="paragraph" style:parent-style-name="Standard">
      <style:text-properties officeooo:paragraph-rsid="001a366d"/>
    </style:style>
    <style:style style:name="P6" style:family="paragraph" style:parent-style-name="Standard">
      <style:paragraph-properties fo:text-align="start" style:justify-single-word="false"/>
      <style:text-properties officeooo:paragraph-rsid="001ba84e"/>
    </style:style>
    <style:style style:name="P7" style:family="paragraph" style:parent-style-name="Standard">
      <style:paragraph-properties fo:text-align="start" style:justify-single-word="false"/>
      <style:text-properties officeooo:paragraph-rsid="001c2e49"/>
    </style:style>
    <style:style style:name="P8" style:family="paragraph" style:parent-style-name="Standard">
      <style:paragraph-properties fo:text-align="start" style:justify-single-word="false"/>
      <style:text-properties officeooo:paragraph-rsid="001de381"/>
    </style:style>
    <style:style style:name="P9" style:family="paragraph" style:parent-style-name="Standard">
      <style:paragraph-properties fo:text-align="start" style:justify-single-word="false"/>
      <style:text-properties officeooo:paragraph-rsid="001e31e2"/>
    </style:style>
    <style:style style:name="P10" style:family="paragraph" style:parent-style-name="Standard">
      <style:paragraph-properties fo:text-align="start" style:justify-single-word="false"/>
      <style:text-properties officeooo:paragraph-rsid="001e8463"/>
    </style:style>
    <style:style style:name="P11" style:family="paragraph" style:parent-style-name="Standard">
      <style:paragraph-properties fo:text-align="start" style:justify-single-word="false"/>
      <style:text-properties officeooo:paragraph-rsid="001ec85e"/>
    </style:style>
    <style:style style:name="P12" style:family="paragraph" style:parent-style-name="Standard">
      <style:paragraph-properties fo:text-align="start" style:justify-single-word="false"/>
      <style:text-properties officeooo:paragraph-rsid="00204ebe"/>
    </style:style>
    <style:style style:name="P13" style:family="paragraph" style:parent-style-name="Standard">
      <style:paragraph-properties fo:text-align="start" style:justify-single-word="false"/>
      <style:text-properties officeooo:rsid="001c2e49" officeooo:paragraph-rsid="001c2e49"/>
    </style:style>
    <style:style style:name="P14" style:family="paragraph" style:parent-style-name="Standard">
      <style:text-properties officeooo:paragraph-rsid="001e31e2"/>
    </style:style>
    <style:style style:name="P15" style:family="paragraph" style:parent-style-name="Standard">
      <style:paragraph-properties fo:text-align="center" style:justify-single-word="false"/>
      <style:text-properties officeooo:rsid="001e8463" officeooo:paragraph-rsid="001e8463"/>
    </style:style>
    <style:style style:name="P16" style:family="paragraph" style:parent-style-name="Standard">
      <style:paragraph-properties fo:text-align="start" style:justify-single-word="false"/>
      <style:text-properties officeooo:rsid="001ec85e" officeooo:paragraph-rsid="001ec85e"/>
    </style:style>
    <style:style style:name="P17" style:family="paragraph" style:parent-style-name="Standard">
      <style:paragraph-properties fo:text-align="start" style:justify-single-word="false"/>
      <style:text-properties officeooo:rsid="001ec85e" officeooo:paragraph-rsid="00209fb5"/>
    </style:style>
    <style:style style:name="P18" style:family="paragraph" style:parent-style-name="Standard">
      <style:paragraph-properties fo:text-align="center" style:justify-single-word="false"/>
      <style:text-properties officeooo:rsid="001ec85e" officeooo:paragraph-rsid="001ec85e"/>
    </style:style>
    <style:style style:name="P19" style:family="paragraph" style:parent-style-name="Standard">
      <style:paragraph-properties fo:text-align="start" style:justify-single-word="false"/>
      <style:text-properties officeooo:rsid="00240d6e" officeooo:paragraph-rsid="00240d6e"/>
    </style:style>
    <style:style style:name="P20" style:family="paragraph" style:parent-style-name="Standard">
      <style:paragraph-properties fo:text-align="start" style:justify-single-word="false"/>
      <style:text-properties officeooo:rsid="00266578" officeooo:paragraph-rsid="00266578"/>
    </style:style>
    <style:style style:name="T1" style:family="text">
      <style:text-properties officeooo:rsid="00189626"/>
    </style:style>
    <style:style style:name="T2" style:family="text">
      <style:text-properties officeooo:rsid="001a366d"/>
    </style:style>
    <style:style style:name="T3" style:family="text">
      <style:text-properties officeooo:rsid="001ba84e"/>
    </style:style>
    <style:style style:name="T4" style:family="text">
      <style:text-properties fo:font-weight="normal" officeooo:rsid="001ba84e" style:font-weight-asian="normal" style:font-weight-complex="normal"/>
    </style:style>
    <style:style style:name="T5" style:family="text">
      <style:text-properties fo:font-weight="normal" officeooo:rsid="00240d6e" style:font-weight-asian="normal" style:font-weight-complex="normal"/>
    </style:style>
    <style:style style:name="T6" style:family="text">
      <style:text-properties officeooo:rsid="001c2e49"/>
    </style:style>
    <style:style style:name="T7" style:family="text">
      <style:text-properties officeooo:rsid="001de381"/>
    </style:style>
    <style:style style:name="T8" style:family="text">
      <style:text-properties officeooo:rsid="001e31e2"/>
    </style:style>
    <style:style style:name="T9" style:family="text">
      <style:text-properties officeooo:rsid="001e8463"/>
    </style:style>
    <style:style style:name="T10" style:family="text">
      <style:text-properties officeooo:rsid="001ec85e"/>
    </style:style>
    <style:style style:name="T11" style:family="text">
      <style:text-properties officeooo:rsid="00204ebe"/>
    </style:style>
    <style:style style:name="T12" style:family="text">
      <style:text-properties officeooo:rsid="00209fb5"/>
    </style:style>
    <style:style style:name="T13" style:family="text">
      <style:text-properties officeooo:rsid="00222edb"/>
    </style:style>
    <style:style style:name="T14" style:family="text">
      <style:text-properties officeooo:rsid="00240d6e"/>
    </style:style>
    <style:style style:name="T15" style:family="text">
      <style:text-properties fo:color="#c9211e" loext:opacity="100%" officeooo:rsid="00240d6e"/>
    </style:style>
    <style:style style:name="T16" style:family="text">
      <style:text-properties fo:color="#c9211e" loext:opacity="100%" fo:font-weight="normal" officeooo:rsid="00240d6e" style:font-weight-asian="normal" style:font-weight-complex="normal"/>
    </style:style>
    <style:style style:name="T17" style:family="text">
      <style:text-properties officeooo:rsid="00248911"/>
    </style:style>
    <style:style style:name="T18" style:family="text">
      <style:text-properties fo:color="#81d41a" loext:opacity="100%" officeooo:rsid="00248911"/>
    </style:style>
    <style:style style:name="T19" style:family="text">
      <style:text-properties fo:color="#780373" loext:opacity="100%" officeooo:rsid="00248911"/>
    </style:style>
    <style:style style:name="T20" style:family="text">
      <style:text-properties fo:color="#780373" loext:opacity="100%" fo:font-weight="normal" officeooo:rsid="00248911" style:font-weight-asian="normal" style:font-weight-complex="normal"/>
    </style:style>
    <style:style style:name="T21" style:family="text">
      <style:text-properties fo:color="#780373" loext:opacity="100%" fo:font-weight="normal" officeooo:rsid="00266578" style:font-weight-asian="normal" style:font-weight-complex="normal"/>
    </style:style>
    <style:style style:name="T22" style:family="text">
      <style:text-properties fo:color="#5eb91e" loext:opacity="100%" officeooo:rsid="00266578"/>
    </style:style>
    <style:style style:name="T23" style:family="text">
      <style:text-properties fo:color="#5b277d" loext:opacity="100%" officeooo:rsid="00266578"/>
    </style:style>
    <style:style style:name="T24" style:family="text">
      <style:text-properties officeooo:rsid="00280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ltimodal System for Video Summarization</text:p>
      <text:p text:style-name="P14"><text:span text:style-name="T1">[1] </text:span><text:a xlink:type="simple" xlink:href="https://ieeexplore.ieee.org/document/8421619" text:style-name="Internet_20_link" text:visited-style-name="Visited_20_Internet_20_Link"><text:span text:style-name="T1">Action ParsingDriven Video Summarization Based on Reinforcement Learning,</text:span></text:a> <text:s/>- <text:span text:style-name="T1">2019 <text:s/>- </text:span><text:span text:style-name="T22">sathwik</text:span></text:p>
      <text:p text:style-name="P1"><text:span text:style-name="T1">[2] </text:span><text:a xlink:type="simple" xlink:href="https://ieeexplore.ieee.org/abstract/document/8101557" text:style-name="Internet_20_link" text:visited-style-name="Visited_20_Internet_20_Link"><text:span text:style-name="T1">Video Summarization by <text:s/>Learning Deep Side Semantic Embedding</text:span></text:a> – <text:span text:style-name="T2">2019 - </text:span><text:span text:style-name="T23">tejaswini</text:span></text:p>
      <text:p text:style-name="P5"><text:span text:style-name="T2">[3] </text:span><text:a xlink:type="simple" xlink:href="https://ieeexplore.ieee.org/document/7574720" text:style-name="Internet_20_link" text:visited-style-name="Visited_20_Internet_20_Link"><text:span text:style-name="T2">Category driven deep recurrent neural network for video summarization,</text:span></text:a> - <text:span text:style-name="T2">2016 </text:span></text:p>
      <text:p text:style-name="P5"><text:span text:style-name="T2">[4] </text:span><text:a xlink:type="simple" xlink:href="https://ojs.aaai.org/index.php/AAAI/article/view/11297" text:style-name="Internet_20_link" text:visited-style-name="Visited_20_Internet_20_Link"><text:span text:style-name="T2">Video Summarization via Semantic Attended Networks</text:span></text:a> – <text:span text:style-name="T2">2018 - </text:span><text:span text:style-name="T19">tejaswini</text:span></text:p>
      <text:p text:style-name="P2"/>
      <text:p text:style-name="P4">2020</text:p>
      <text:p text:style-name="P6"><text:span text:style-name="T4">[</text:span><text:span text:style-name="T5">5</text:span><text:span text:style-name="T4">] </text:span><text:a xlink:type="simple" xlink:href="https://ieeexplore.ieee.org/document/9293322" text:style-name="Internet_20_link" text:visited-style-name="Visited_20_Internet_20_Link"><text:span text:style-name="T4">Similarity Based Block Sparse Subset Selection for Video Summarization</text:span></text:a><text:span text:style-name="T4"> – 2020 - </text:span><text:span text:style-name="T20">tejaswini</text:span></text:p>
      <text:p text:style-name="P6"><text:span text:style-name="T4">[</text:span><text:span text:style-name="T5">6</text:span><text:span text:style-name="T4">] </text:span><text:a xlink:type="simple" xlink:href="https://arxiv.org/pdf/1708.09545.pdf" text:style-name="Internet_20_link" text:visited-style-name="Visited_20_Internet_20_Link"><text:span text:style-name="T4">Video Summarization with Attention-Based Encoder-Decoder Networks</text:span></text:a><text:span text:style-name="T4"> <text:s text:c="2"/>- 2020 – </text:span><text:span text:style-name="T16">rohit </text:span></text:p>
      <text:p text:style-name="P6"><text:span text:style-name="T4">[</text:span><text:span text:style-name="T5">7</text:span><text:span text:style-name="T4">] </text:span><text:a xlink:type="simple" xlink:href="https://www.sciencedirect.com/science/article/pii/S0925231220307797" text:style-name="Internet_20_link" text:visited-style-name="Visited_20_Internet_20_Link"><text:span text:style-name="T4">Deep attentive and semantic preserving video summarization</text:span></text:a><text:span text:style-name="T4"> – 2020 - </text:span><text:span text:style-name="T21">tejaswini</text:span><text:span text:style-name="T4"> </text:span></text:p>
      <text:p text:style-name="P6"><text:span text:style-name="T4">[</text:span><text:span text:style-name="T5">8</text:span><text:span text:style-name="T4">] </text:span><text:a xlink:type="simple" xlink:href="https://link.springer.com/chapter/10.1007/978-3-030-37731-1_40" text:style-name="Internet_20_link" text:visited-style-name="Visited_20_Internet_20_Link"><text:span text:style-name="T4">Unsupervised Video Summarization via Attention-Driven Adversarial</text:span></text:a> -<text:span text:style-name="T3">2020 – </text:span><text:span text:style-name="T15">rohit</text:span><text:span text:style-name="T14"> </text:span></text:p>
      <text:p text:style-name="P7"><text:span text:style-name="T6">[</text:span><text:span text:style-name="T14">9</text:span><text:span text:style-name="T6">] </text:span><text:a xlink:type="simple" xlink:href="https://ieeexplore.ieee.org/abstract/document/8924889" text:style-name="Internet_20_link" text:visited-style-name="Visited_20_Internet_20_Link"><text:span text:style-name="T6">Property-constrained dual learning for video summarization,</text:span></text:a> - <text:span text:style-name="T6">2020 - <text:s/></text:span><text:span text:style-name="T23">tejaswini </text:span></text:p>
      <text:p text:style-name="P13">[<text:span text:style-name="T14">10</text:span>] <text:a xlink:type="simple" xlink:href="https://ieeexplore.ieee.org/stamp/stamp.jsp?tp=&amp;arnumber=9259058" text:style-name="Internet_20_link" text:visited-style-name="Visited_20_Internet_20_Link">AC-SUM-G</text:a><text:a xlink:type="simple" xlink:href="https://ieeexplore.ieee.org/stamp/stamp.jsp?tp=&amp;arnumber=9259058" text:style-name="Internet_20_link" text:visited-style-name="Visited_20_Internet_20_Link"><text:span text:style-name="T24">hu</text:span></text:a><text:a xlink:type="simple" xlink:href="https://ieeexplore.ieee.org/stamp/stamp.jsp?tp=&amp;arnumber=9259058" text:style-name="Internet_20_link" text:visited-style-name="Visited_20_Internet_20_Link">AN: Connecting Actor-Critic and Generative Adversarial</text:a> <text:s/>-2020 – <text:span text:style-name="T15">rohit </text:span></text:p>
      <text:p text:style-name="P8"><text:span text:style-name="T7">[</text:span><text:span text:style-name="T14">11</text:span><text:span text:style-name="T7">] </text:span><text:a xlink:type="simple" xlink:href="https://link.springer.com/chapter/10.1007/978-3-030-58595-2_11" text:style-name="Internet_20_link" text:visited-style-name="Visited_20_Internet_20_Link"><text:span text:style-name="T7">Global-and-Local Relative Position Embedding for Unsupervised Video Summarization</text:span></text:a> – <text:span text:style-name="T7">2020 <text:s/>- </text:span><text:span text:style-name="T18">sathwik</text:span></text:p>
      <text:p text:style-name="P8"><text:span text:style-name="T7">[</text:span><text:span text:style-name="T14">12</text:span><text:span text:style-name="T7">]</text:span><text:a xlink:type="simple" xlink:href="https://ieeexplore.ieee.org/abstract/document/9037206" text:style-name="Internet_20_link" text:visited-style-name="Visited_20_Internet_20_Link"><text:span text:style-name="T7">TTH-RNN: Tensor-Train Hierarchical Recurrent Neural Network for Video Summarization</text:span></text:a><text:span text:style-name="T7">-2020 - </text:span><text:span text:style-name="T18">sathwik</text:span></text:p>
      <text:p text:style-name="P8"><text:span text:style-name="T7">[</text:span><text:span text:style-name="T14">13</text:span><text:span text:style-name="T7">] </text:span><text:a xlink:type="simple" xlink:href="https://ieeexplore.ieee.org/document/9068523?denied=" text:style-name="Internet_20_link" text:visited-style-name="Visited_20_Internet_20_Link"><text:span text:style-name="T7">A Survey on Deep Learning for Multimodal Data Fusion</text:span></text:a><text:span text:style-name="T7"> – 2020 - </text:span><text:span text:style-name="T15">rohit</text:span></text:p>
      <text:p text:style-name="P8"><text:span text:style-name="T7">[1</text:span><text:span text:style-name="T14">4</text:span><text:span text:style-name="T7">] </text:span><text:a xlink:type="simple" xlink:href="https://ieeexplore.ieee.org/abstract/document/8601376" text:style-name="Internet_20_link" text:visited-style-name="Visited_20_Internet_20_Link"><text:span text:style-name="T8">A Novel Key-Frames Selection Framework for Comprehensive Video Summarization</text:span></text:a> -<text:span text:style-name="T8">2020</text:span></text:p>
      <text:p text:style-name="P9"><text:span text:style-name="T8">[1</text:span><text:span text:style-name="T14">5</text:span><text:span text:style-name="T8">] </text:span><text:a xlink:type="simple" xlink:href="https://arxiv.org/abs/2004.03661" text:style-name="Internet_20_link" text:visited-style-name="Visited_20_Internet_20_Link"><text:span text:style-name="T8">Query-controllable Video Summarization</text:span></text:a> – <text:span text:style-name="T8">2020 - </text:span><text:span text:style-name="T19">tejaswini</text:span></text:p>
      <text:p text:style-name="P9"><text:span text:style-name="T8">[1</text:span><text:span text:style-name="T14">6</text:span><text:span text:style-name="T8">] </text:span><text:a xlink:type="simple" xlink:href="https://arxiv.org/abs/1910.08967" text:style-name="Internet_20_link" text:visited-style-name="Visited_20_Internet_20_Link">Image Difficulty Curriculum for Generative Adversarial Networks (CuGAN)</text:a> - <text:span text:style-name="T18">sathwik</text:span></text:p>
      <text:p text:style-name="P12"><text:span text:style-name="T11">[1</text:span><text:span text:style-name="T14">7</text:span><text:span text:style-name="T11">] </text:span><text:a xlink:type="simple" xlink:href="https://ieeexplore.ieee.org/stamp/stamp.jsp?tp=&amp;arnumber=9091191" text:style-name="Internet_20_link" text:visited-style-name="Visited_20_Internet_20_Link"><text:span text:style-name="T11">Deep Attentive Video Summarization With Distribution Consistency Learning</text:span></text:a><text:span text:style-name="T11"> – 2020 - </text:span><text:span text:style-name="T18">sathwik</text:span></text:p>
      <text:p text:style-name="P15"/>
      <text:p text:style-name="P15">2021</text:p>
      <text:p text:style-name="P10"><text:span text:style-name="T9">[1</text:span><text:span text:style-name="T14">8</text:span><text:span text:style-name="T9">] </text:span><text:a xlink:type="simple" xlink:href="https://link.springer.com/article/10.1007/s11042-020-10293-x" text:style-name="Internet_20_link" text:visited-style-name="Visited_20_Internet_20_Link"><text:span text:style-name="T9">Using independently recurrent networks for reinforcement learning based unsupervised video summarization</text:span></text:a><text:span text:style-name="T9"> <text:s/>- 2021 - </text:span><text:span text:style-name="T18">sathwik</text:span></text:p>
      <text:p text:style-name="P10"><text:span text:style-name="T9">[</text:span><text:span text:style-name="T14">19</text:span><text:span text:style-name="T9">] </text:span><text:a xlink:type="simple" xlink:href="https://arxiv.org/abs/2009.10942" text:style-name="Internet_20_link" text:visited-style-name="Visited_20_Internet_20_Link">Exploring global diverse attention via pairwise temporal relation for video summarization</text:a> – <text:span text:style-name="T9">2021 - </text:span><text:span text:style-name="T19">tejaswini</text:span></text:p>
      <text:p text:style-name="P11"><text:span text:style-name="T10">[</text:span><text:span text:style-name="T14">20</text:span><text:span text:style-name="T10">] </text:span><text:a xlink:type="simple" xlink:href="https://ieeexplore.ieee.org/stamp/stamp.jsp?tp=&amp;arnumber=9710295" text:style-name="Internet_20_link" text:visited-style-name="Visited_20_Internet_20_Link"><text:span text:style-name="T10">Joint Visual and Audio Learning for Video Highlight Detection</text:span></text:a><text:span text:style-name="T10"> 2021 - </text:span><text:span text:style-name="T15">rohit</text:span></text:p>
      <text:p text:style-name="P17">[<text:span text:style-name="T14">21</text:span>] <text:a xlink:type="simple" xlink:href="https://pubmed.ncbi.nlm.nih.gov/34695009/" text:style-name="Internet_20_link" text:visited-style-name="Visited_20_Internet_20_Link"><text:span text:style-name="T12">AudioVisual Video Summarization</text:span></text:a> – <text:span text:style-name="T12">2021 – </text:span><text:span text:style-name="T15">rohit </text:span></text:p>
      <text:p text:style-name="P16"/>
      <text:p text:style-name="P18">2022</text:p>
      <text:p text:style-name="P11"><text:span text:style-name="T10">[</text:span><text:span text:style-name="T14">22</text:span><text:span text:style-name="T10">] </text:span><text:a xlink:type="simple" xlink:href="https://www.sciencedirect.com/science/article/pii/S0031320321004921?via%3Dihub" text:style-name="Internet_20_link" text:visited-style-name="Visited_20_Internet_20_Link"><text:span text:style-name="T10">Learning multiscale hierarchical attention for video summarization</text:span></text:a><text:span text:style-name="T10"> 2022</text:span></text:p>
      <text:p text:style-name="P11"><text:span text:style-name="T10">[</text:span><text:span text:style-name="T14">23</text:span><text:span text:style-name="T10">] </text:span><text:a xlink:type="simple" xlink:href="https://www.semanticscholar.org/paper/Joint-Video-Summarization-and-Moment-Localization-Jiang/9d6469aa195545a208e54e8f5828ffd05bad3b6e" text:style-name="Internet_20_link" text:visited-style-name="Visited_20_Internet_20_Link"><text:span text:style-name="T10">Joint Video Summarization and Moment Localization by Cross-Task Sample Transfer</text:span></text:a> <text:span text:style-name="T10">2022</text:span></text:p>
      <text:p text:style-name="P11"><text:span text:style-name="T10">[</text:span><text:span text:style-name="T14">24</text:span><text:span text:style-name="T10">] </text:span><text:a xlink:type="simple" xlink:href="https://arxiv.org/pdf/2204.08352.pdf" text:style-name="Internet_20_link" text:visited-style-name="Visited_20_Internet_20_Link"><text:span text:style-name="T13">MHSCNet: A Multimodal Hierarchical Shot-aware</text:span></text:a> - <text:span text:style-name="T13">2022</text:span></text:p>
      <text:p text:style-name="P11"/>
      <text:p text:style-name="P11"/>
      <text:p text:style-name="P19">rohit ==&gt; {<text:span text:style-name="T17">6, </text:span>8, 10, 13, <text:span text:style-name="T17">20, 21}</text:span></text:p>
      <text:p text:style-name="P20">sathwik ==&gt; { 1, 11, 12, 16, 17, 18}</text:p>
      <text:p text:style-name="P20">tejaswini ==&gt; {2, 4, 5, 7, 9, 15}</text:p>
      <text:p text:style-name="P20">vaishnav ==&gt; {3 11 14 22 23 24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0:40:24.393558233</meta:creation-date>
    <dc:date>2022-07-31T12:08:37.938492285</dc:date>
    <meta:editing-duration>PT1H1M44S</meta:editing-duration>
    <meta:editing-cycles>8</meta:editing-cycles>
    <meta:generator>LibreOffice/7.3.3.2$Linux_X86_64 LibreOffice_project/30$Build-2</meta:generator>
    <meta:document-statistic meta:table-count="0" meta:image-count="0" meta:object-count="0" meta:page-count="1" meta:paragraph-count="32" meta:word-count="308" meta:character-count="2237" meta:non-whitespace-character-count="1931"/>
  </office:meta>
</office:document-meta>
</file>